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6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4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5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T1" style:family="text">
      <style:text-properties style:font-name="Google Sans"/>
    </style:style>
    <style:style style:name="T2" style:family="text">
      <style:text-properties fo:font-weight="bold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="Google Sans Text"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Manual: Keycloak Setup för Wigell Group</text:span></text:h>
      <text:p text:style-name="P2"><text:bookmark text:name="p-rc_e285d62cd6d6084c-214"/>Denna manual beskriver hur vi sätter upp en gemensam säkerhetsstandard med Keycloak (VG-krav).</text:p>
      <text:h text:style-name="P3" text:outline-level="2">1. Installation (Windows/Linux/Mac)</text:h>
      <text:p text:style-name="P2">Det enklaste sättet att köra Keycloak är via Docker.</text:p>
      <text:list text:style-name="L1">
        <text:list-item>
          <text:p text:style-name="P4"><text:span text:style-name="T2">Öppna terminalen</text:span> (PowerShell på Windows eller Bash på CachyOS).</text:p>
        </text:list-item>
        <text:list-item>
          <text:p text:style-name="P4"><text:span text:style-name="T2">Kör följande kommando</text:span>:</text:p>
          <text:p text:style-name="P5"><text:span text:style-name="Source_20_Text"><text:span text:style-name="T3">docker run -p 8080:8080 -e KEYCLOAK_ADMIN=admin -e KEYCLOAK_ADMIN_PASSWORD=admin quay.io/keycloak/keycloak:latest start-dev</text:span></text:span></text:p>
        </text:list-item>
        <text:list-item>
          <text:p text:style-name="P5"><text:span text:style-name="T4">Logga in</text:span><text:span text:style-name="T3">: Gå till </text:span><text:span text:style-name="Source_20_Text"><text:span text:style-name="T3">http://localhost:8080</text:span></text:span><text:span text:style-name="T3"> och välj </text:span><text:span text:style-name="T4">Administration Console</text:span><text:span text:style-name="T3"> (User: </text:span><text:span text:style-name="Source_20_Text"><text:span text:style-name="T3">admin</text:span></text:span><text:span text:style-name="T3">, Pass: </text:span><text:span text:style-name="Source_20_Text"><text:span text:style-name="T3">admin</text:span></text:span><text:span text:style-name="T3">).</text:span></text:p>
        </text:list-item>
      </text:list>
      <text:p text:style-name="Horizontal_20_Line"/>
      <text:h text:style-name="P3" text:outline-level="2">2. Grundkonfiguration i GUI</text:h>
      <text:p text:style-name="P2">Följ dessa steg i ordning för att skapa vår miljö:</text:p>
      <text:h text:style-name="P6" text:outline-level="3">Steg A: Skapa en Realm</text:h>
      <text:list text:style-name="L2">
        <text:list-item>
          <text:p text:style-name="P7">Hovra över <text:span text:style-name="T2">Master</text:span> (uppe till vänster) -&gt; Klicka <text:span text:style-name="T2">Create Realm</text:span>.</text:p>
        </text:list-item>
        <text:list-item>
          <text:p text:style-name="P8"><text:span text:style-name="T4">Realm name</text:span><text:span text:style-name="T3">: </text:span><text:span text:style-name="Source_20_Text"><text:span text:style-name="T3">wigell-realm</text:span></text:span><text:span text:style-name="T3">.</text:span></text:p>
        </text:list-item>
        <text:list-item>
          <text:p text:style-name="P7">Klicka <text:span text:style-name="T2">Create</text:span>.</text:p>
        </text:list-item>
      </text:list>
      <text:p text:style-name="P2"><text:bookmark text:name="p-rc_e285d62cd6d6084c-215"/>Steg B: Skapa Roller </text:p>
      <text:list text:style-name="L3">
        <text:list-item>
          <text:p text:style-name="P9">Gå till <text:span text:style-name="T2">Realm roles</text:span> i vänstermenyn -&gt; <text:span text:style-name="T2">Create role</text:span>.</text:p>
        </text:list-item>
        <text:list-item>
          <text:p text:style-name="P10"><text:span text:style-name="T3">Skapa rollen: </text:span><text:span text:style-name="Source_20_Text"><text:span text:style-name="T3">ADMIN</text:span></text:span><text:span text:style-name="T3">.</text:span></text:p>
        </text:list-item>
        <text:list-item>
          <text:p text:style-name="P10"><text:span text:style-name="T3">Skapa rollen: </text:span><text:span text:style-name="Source_20_Text"><text:span text:style-name="T3">USER</text:span></text:span><text:span text:style-name="T3">.</text:span></text:p>
        </text:list-item>
      </text:list>
      <text:h text:style-name="P6" text:outline-level="3">Steg C: Skapa en Client (Viktigt!)</text:h>
      <text:p text:style-name="P2">Detta är "dörren" som våra Spring Boot-appar använder för att prata med Keycloak.</text:p>
      <text:list text:style-name="L4">
        <text:list-item>
          <text:p text:style-name="P11">Gå till <text:span text:style-name="T2">Clients</text:span> -&gt; <text:span text:style-name="T2">Create client</text:span>.</text:p>
        </text:list-item>
        <text:list-item>
          <text:p text:style-name="P12"><text:soft-page-break/><text:span text:style-name="T4">Client ID</text:span><text:span text:style-name="T3">: </text:span><text:span text:style-name="Source_20_Text"><text:span text:style-name="T3">wigell-client</text:span></text:span><text:span text:style-name="T3">.</text:span></text:p>
        </text:list-item>
        <text:list-item>
          <text:p text:style-name="P11"><text:span text:style-name="T2">Capability config</text:span>: Se till att <text:span text:style-name="T2">Standard flow</text:span> och <text:span text:style-name="T2">Direct access grants</text:span> är PÅ (krävs för Postman).</text:p>
        </text:list-item>
        <text:list-item>
          <text:p text:style-name="P12"><text:span text:style-name="T4">Login settings</text:span><text:span text:style-name="T3">: Sätt </text:span><text:span text:style-name="T5">Valid redirect URIs</text:span><text:span text:style-name="T3"> till </text:span><text:span text:style-name="Source_20_Text"><text:span text:style-name="T3">*</text:span></text:span><text:span text:style-name="T3"> (viktigt för utveckling).</text:span></text:p>
        </text:list-item>
      </text:list>
      <text:p text:style-name="P2"><text:bookmark text:name="p-rc_e285d62cd6d6084c-216"/>Steg D: Skapa Testanvändare </text:p>
      <text:list text:style-name="L5">
        <text:list-item>
          <text:p text:style-name="P13">Gå till <text:span text:style-name="T2">Users</text:span> -&gt; <text:span text:style-name="T2">Add user</text:span>.</text:p>
        </text:list-item>
        <text:list-item>
          <text:p text:style-name="P14"><text:span text:style-name="T3">Skapa t.ex. </text:span><text:span text:style-name="Source_20_Text"><text:span text:style-name="T3">sushi_admin</text:span></text:span><text:span text:style-name="T3">.</text:span></text:p>
        </text:list-item>
        <text:list-item>
          <text:p text:style-name="P13">Fliken <text:span text:style-name="T2">Credentials</text:span>: Klicka <text:span text:style-name="T2">Set password</text:span>, välj ett lösenord och stäng av "Temporary".</text:p>
        </text:list-item>
        <text:list-item>
          <text:p text:style-name="P14"><text:span text:style-name="T3">Fliken </text:span><text:span text:style-name="T4">Role mapping</text:span><text:span text:style-name="T3">: Klicka </text:span><text:span text:style-name="T4">Assign role</text:span><text:span text:style-name="T3"> och ge användaren rollen </text:span><text:span text:style-name="Source_20_Text"><text:span text:style-name="T3">ADMIN</text:span></text:span><text:span text:style-name="T3">.</text:span></text:p>
        </text:list-item>
        <text:list-item>
          <text:p text:style-name="P14"><text:span text:style-name="T4">Repetera</text:span><text:span text:style-name="T3"> för en kund-användare med rollen </text:span><text:span text:style-name="Source_20_Text"><text:span text:style-name="T3">USER</text:span></text:span><text:span text:style-name="T3">.</text:span></text:p>
        </text:list-item>
      </text:list>
      <text:p text:style-name="Horizontal_20_Line"/>
      <text:h text:style-name="P3" text:outline-level="2">3. Koppla din Spring Boot-app (Java 24)</text:h>
      <text:p text:style-name="P2">Alla mikrotjänster måste nu ställas in som <text:span text:style-name="T2">Resource Servers</text:span>.</text:p>
      <text:h text:style-name="P15" text:outline-level="3"><text:span text:style-name="T1">I din </text:span><text:span text:style-name="Source_20_Text"><text:span text:style-name="T3">pom.xml</text:span></text:span><text:span text:style-name="T1">:</text:span></text:h>
      <text:p text:style-name="P2">XML</text:p>
      <text:p text:style-name="P16"><text:span text:style-name="Source_20_Text"><text:span text:style-name="T3">&lt;dependency&gt;</text:span></text:span></text:p>
      <text:p text:style-name="P16"><text:span text:style-name="Source_20_Text"><text:s text:c="4"/></text:span><text:span text:style-name="Source_20_Text"><text:span text:style-name="T3">&lt;groupId&gt;org.springframework.boot&lt;/groupId&gt;</text:span></text:span></text:p>
      <text:p text:style-name="P16"><text:span text:style-name="Source_20_Text"><text:s text:c="4"/></text:span><text:span text:style-name="Source_20_Text"><text:span text:style-name="T3">&lt;artifactId&gt;spring-boot-starter-oauth2-resource-server&lt;/artifactId&gt;</text:span></text:span></text:p>
      <text:p text:style-name="P16"><text:span text:style-name="Source_20_Text"><text:span text:style-name="T3">&lt;/dependency&gt;</text:span></text:span></text:p>
      <text:h text:style-name="P15" text:outline-level="3"><text:span text:style-name="T1">I din </text:span><text:span text:style-name="Source_20_Text"><text:span text:style-name="T3">application.properties</text:span></text:span><text:span text:style-name="T1">:</text:span></text:h>
      <text:p text:style-name="P2">Properties</text:p>
      <text:p text:style-name="P16"><text:span text:style-name="Source_20_Text"><text:span text:style-name="T3"># Alla i gruppen måste ha exakt samma Issuer URI</text:span></text:span></text:p>
      <text:p text:style-name="P16"><text:span text:style-name="Source_20_Text"><text:span text:style-name="T3">spring.security.oauth2.resourceserver.jwt.issuer-uri=http://localhost:8080/realms/wigell-realm</text:span></text:span></text:p>
      <text:p text:style-name="Horizontal_20_Line"/>
      <text:h text:style-name="P3" text:outline-level="2">4. Testa med Postman</text:h>
      <text:p text:style-name="P2">Eftersom vi kör Keycloak kan vi inte bara anropa API:et direkt längre.</text:p>
      <text:list text:style-name="L6">
        <text:list-item>
          <text:p text:style-name="P17"><text:span text:style-name="T4">Hämta Token</text:span><text:span text:style-name="T3">: Gör en </text:span><text:span text:style-name="Source_20_Text"><text:span text:style-name="T3">POST</text:span></text:span><text:span text:style-name="T3"> till:</text:span></text:p>
          <text:p text:style-name="P17"><text:span text:style-name="Source_20_Text"><text:span text:style-name="T3">http://localhost:8080/realms/wigell-realm/protocol/openid-connect/token</text:span></text:span></text:p>
        </text:list-item>
        <text:list-item>
          <text:p text:style-name="P18"><text:span text:style-name="T2">Body (x-www-form-urlencoded)</text:span>:</text:p>
          <text:list>
            <text:list-item>
              <text:p text:style-name="P17"><text:span text:style-name="Source_20_Text"><text:span text:style-name="T3">client_id</text:span></text:span><text:span text:style-name="T3">: </text:span><text:span text:style-name="Source_20_Text"><text:span text:style-name="T3">wigell-client</text:span></text:span></text:p>
            </text:list-item>
            <text:list-item>
              <text:p text:style-name="P17"><text:soft-page-break/><text:span text:style-name="Source_20_Text"><text:span text:style-name="T3">username</text:span></text:span><text:span text:style-name="T3">: </text:span><text:span text:style-name="Source_20_Text"><text:span text:style-name="T3">sushi_admin</text:span></text:span></text:p>
            </text:list-item>
            <text:list-item>
              <text:p text:style-name="P17"><text:span text:style-name="Source_20_Text"><text:span text:style-name="T3">password</text:span></text:span><text:span text:style-name="T3">: </text:span><text:span text:style-name="Source_20_Text"><text:span text:style-name="T3">ditt_lösenord</text:span></text:span></text:p>
            </text:list-item>
            <text:list-item>
              <text:p text:style-name="P17"><text:span text:style-name="Source_20_Text"><text:span text:style-name="T3">grant_type</text:span></text:span><text:span text:style-name="T3">: </text:span><text:span text:style-name="Source_20_Text"><text:span text:style-name="T3">password</text:span></text:span></text:p>
            </text:list-item>
          </text:list>
        </text:list-item>
        <text:list-item>
          <text:p text:style-name="P17"><text:span text:style-name="T4">Använd Token</text:span><text:span text:style-name="T3">: Kopiera </text:span><text:span text:style-name="Source_20_Text"><text:span text:style-name="T3">access_token</text:span></text:span><text:span text:style-name="T3"> från svaret. I ditt API-anrop (t.ex. GET customers), gå till fliken </text:span><text:span text:style-name="T4">Authorization</text:span><text:span text:style-name="T3">, välj </text:span><text:span text:style-name="T4">Bearer Token</text:span><text:span text:style-name="T3"> och klistra in koden.</text:span></text:p>
        </text:list-item>
      </text:list>
      <text:p text:style-name="Horizontal_20_Line"/>
      <text:p text:style-name="P19"><text:span text:style-name="T4">Kom ihåg:</text:span><text:span text:style-name="T3"> Alla i gruppen måste ha roll-mappningen (KeycloakRoleConverter) i sin kod för att </text:span><text:span text:style-name="Source_20_Text"><text:span text:style-name="T3">.hasRole("ADMIN")</text:span></text:span><text:span text:style-name="T3"> ska fungera korrekt!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2T11:17:53.152936832</meta:creation-date>
    <dc:date>2026-04-02T11:19:04.554255187</dc:date>
    <meta:editing-duration>PT1M12S</meta:editing-duration>
    <meta:editing-cycles>1</meta:editing-cycles>
    <meta:document-statistic meta:table-count="0" meta:image-count="0" meta:object-count="0" meta:page-count="3" meta:paragraph-count="53" meta:word-count="355" meta:character-count="2524" meta:non-whitespace-character-count="2237"/>
    <meta:generator>LibreOffice/26.2.2.2$Linux_X86_64 LibreOffice_project/fd71f65fb3083af3e32cf6bb17085f17659646e2</meta:generator>
  </office:meta>
</office:document-meta>
</file>